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4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Segoe U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Segoe U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number-columns-repeated="8" table:default-cell-style-name="Default"/>
        <table:table-row table:style-name="ro1">
          <table:table-cell table:style-name="ce1"/>
          <table:table-cell table:number-columns-repeated="7"/>
          <table:table-cell office:value-type="string">
            <text:p>Moyenne</text:p>
          </table:table-cell>
        </table:table-row>
        <table:table-row table:style-name="ro1">
          <table:table-cell table:style-name="ce1" office:value-type="string">
            <text:p>GUI Application</text:p>
          </table:table-cell>
          <table:table-cell table:number-columns-repeated="8"/>
        </table:table-row>
        <table:table-row table:style-name="ro2">
          <table:table-cell office:value-type="string">
            <text:p>Programmation</text:p>
          </table:table-cell>
          <table:table-cell office:value-type="float" office:value="15">
            <text:p>15</text:p>
          </table:table-cell>
          <table:table-cell table:number-columns-repeated="3"/>
          <table:table-cell table:number-columns-repeated="3"/>
          <table:table-cell table:formula="of:=([.B3]+[.C3]+[.D3]+[.E3])/4" office:value-type="float" office:value="3.75">
            <text:p>3,75</text:p>
          </table:table-cell>
        </table:table-row>
        <table:table-row table:style-name="ro2">
          <table:table-cell office:value-type="string">
            <text:p>Application's test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 office:value-type="string">
            <text:p>Game replay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 office:value-type="string">
            <text:p>Test of replay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>
            <text:p>MCTS algorithm</text:p>
          </table:table-cell>
          <table:table-cell table:number-columns-repeated="8"/>
        </table:table-row>
        <table:table-row table:style-name="ro2">
          <table:table-cell office:value-type="string">
            <text:p>MCTS general algorithm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office:value-type="string">
            <text:p>Test of MCTS algorithm</text:p>
          </table:table-cell>
          <table:table-cell office:value-type="float" office:value="2.5">
            <text:p>2,5</text:p>
          </table:table-cell>
          <table:table-cell table:number-columns-repeated="7"/>
        </table:table-row>
        <table:table-row table:style-name="ro2">
          <table:table-cell office:value-type="string">
            <text:p>MCTS applied to TicTacToe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office:value-type="string">
            <text:p>Test of MCTS algorithm on TicTacToe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MCTS applied to Connect4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office:value-type="string">
            <text:p>Test of MCTS algorithm on Connect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MCTS <text:s/>applied to Arimaa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 office:value-type="string">
            <text:p>Test of MCTS algorithm on Arimaa versus human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 office:value-type="string">
            <text:p>Test of MCTS algorithm on Arimaa versus other AI</text:p>
          </table:table-cell>
          <table:table-cell office:value-type="float" office:value="1.5">
            <text:p>1,5</text:p>
          </table:table-cell>
          <table:table-cell table:number-columns-repeated="7"/>
        </table:table-row>
        <table:table-row table:style-name="ro2">
          <table:table-cell office:value-type="string">
            <text:p>Implement MCTS with Boost library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office:value-type="string">
            <text:p>Test of MCTS boost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Implement MCTS with memory management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office:value-type="string">
            <text:p>Test of MCTS with memory management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MCTS time test (statistics)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Test of MCTS time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>
            <text:p>Converter</text:p>
          </table:table-cell>
          <table:table-cell table:number-columns-repeated="8"/>
        </table:table-row>
        <table:table-row table:style-name="ro2">
          <table:table-cell office:value-type="string">
            <text:p>Implement the converter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 office:value-type="string">
            <text:p>Test the converter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>
            <text:p>parallelization</text:p>
          </table:table-cell>
          <table:table-cell table:number-columns-repeated="8"/>
        </table:table-row>
        <table:table-row table:style-name="ro2">
          <table:table-cell office:value-type="string">
            <text:p>Implement CPU parallelization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 office:value-type="string">
            <text:p>Test CPU parallelization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 office:value-type="string">
            <text:p>Implement cluster parallelization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 office:value-type="string">
            <text:p>Test cluster parallelization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 office:value-type="string">
            <text:p>Implement GPU parallelization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 office:value-type="string">
            <text:p>Test GPU parallelization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 office:value-type="string">
            <text:p>Tests on Grid5000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Tests in depart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>
            <text:p>Reports and presentations</text:p>
          </table:table-cell>
          <table:table-cell table:number-columns-repeated="8"/>
        </table:table-row>
        <table:table-row table:style-name="ro2">
          <table:table-cell office:value-type="string">
            <text:p>Conception report first draft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 office:value-type="string">
            <text:p>Conception report last draft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 office:value-type="string">
            <text:p>HTML page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office:value-type="string">
            <text:p>HTML page final version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 office:value-type="string">
            <text:p>Documentation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 office:value-type="string">
            <text:p>Planning assessment report first draft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 office:value-type="string">
            <text:p>Final report first draft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 office:value-type="string">
            <text:p>Planning assessment report last draft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 office:value-type="string">
            <text:p>Final report last draft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 office:value-type="string">
            <text:p>Project presentation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office:value-type="string">
            <text:p>Creation of the CD of the application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office:value-type="string">
            <text:p>Demonstration</text:p>
          </table:table-cell>
          <table:table-cell office:value-type="float" office:value="2">
            <text:p>2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8/12/2014</text:date>, <text:time>23:1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16:12:45.728000000</meta:creation-date>
    <dc:date>2014-12-08T23:09:59.60</dc:date>
    <meta:editing-duration>PT48M49S</meta:editing-duration>
    <meta:editing-cycles>21</meta:editing-cycles>
    <meta:generator>OpenOffice/4.1.0$Win32 OpenOffice.org_project/410m18$Build-9764</meta:generator>
    <dc:creator>mika dem</dc:creator>
    <meta:document-statistic meta:table-count="1" meta:cell-count="92" meta:object-count="0"/>
  </office:meta>
</office:document-meta>
</file>